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mparações" style:family="table">
      <style:table-properties style:width="17cm" table:align="margins"/>
    </style:style>
    <style:style style:name="Comparações.A" style:family="table-column">
      <style:table-column-properties style:column-width="4.249cm" style:rel-column-width="16383*"/>
    </style:style>
    <style:style style:name="Comparações.D" style:family="table-column">
      <style:table-column-properties style:column-width="4.251cm" style:rel-column-width="16386*"/>
    </style:style>
    <style:style style:name="Comparações.A1" style:family="table-cell">
      <style:table-cell-properties fo:background-color="#111111" fo:padding="0.097cm" fo:border="0.05pt solid #000000">
        <style:background-image/>
      </style:table-cell-properties>
    </style:style>
    <style:style style:name="Comparações.A2" style:family="table-cell">
      <style:table-cell-properties style:vertical-align="middle"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2" style:family="table-cell">
      <style:table-cell-properties style:vertical-align="middle"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ções.A3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B3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C3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3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ções.A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B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C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4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ções.A5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B5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C5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5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ções.A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B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C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6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ções.A7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B7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C7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7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ções.A8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B8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C8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8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ções.A9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B9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C9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9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ções.A1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B1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C1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10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ções.A11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B11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C11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Comparações.D11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8pt" officeooo:rsid="000196d0" officeooo:paragraph-rsid="000196d0" style:font-size-asian="15.75pt" style:font-size-complex="18pt"/>
    </style:style>
    <style:style style:name="P2" style:family="paragraph" style:parent-style-name="Standard">
      <style:text-properties fo:font-size="14pt" officeooo:rsid="000196d0" officeooo:paragraph-rsid="000196d0" style:font-size-asian="12.25pt" style:font-size-complex="14pt"/>
    </style:style>
    <style:style style:name="P3" style:family="paragraph" style:parent-style-name="Standard">
      <style:text-properties fo:font-size="14pt" officeooo:rsid="00078282" officeooo:paragraph-rsid="00078282" style:font-size-asian="12.25pt" style:font-size-complex="14pt"/>
    </style:style>
    <style:style style:name="P4" style:family="paragraph" style:parent-style-name="Table_20_Contents">
      <style:text-properties fo:font-size="14pt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03927b" officeooo:paragraph-rsid="0003927b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03f94d" officeooo:paragraph-rsid="0003f94d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3f94d" officeooo:paragraph-rsid="0005c536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5c536" officeooo:paragraph-rsid="0005c536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5c536" officeooo:paragraph-rsid="0006a69a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06a69a" officeooo:paragraph-rsid="0006a69a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text-properties fo:font-size="14pt" officeooo:rsid="000196d0" officeooo:paragraph-rsid="000196d0" style:font-size-asian="12.25pt" style:font-size-complex="14pt"/>
    </style:style>
    <style:style style:name="P13" style:family="paragraph" style:parent-style-name="Standard">
      <style:text-properties fo:font-size="14pt" officeooo:rsid="000838aa" officeooo:paragraph-rsid="000838aa" style:font-size-asian="12.25pt" style:font-size-complex="14pt"/>
    </style:style>
    <style:style style:name="P14" style:family="paragraph" style:parent-style-name="Standard">
      <style:text-properties officeooo:paragraph-rsid="000838aa"/>
    </style:style>
    <style:style style:name="P15" style:family="paragraph" style:parent-style-name="Standard">
      <style:text-properties officeooo:rsid="000838aa" officeooo:paragraph-rsid="000838aa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05c536" officeooo:paragraph-rsid="0005c536" style:font-size-asian="12.25pt" style:font-size-complex="14pt"/>
    </style:style>
    <style:style style:name="T1" style:family="text">
      <style:text-properties officeooo:rsid="0003f94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838aa" style:font-size-asian="12.25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5c536"/>
    </style:style>
    <style:style style:name="T6" style:family="text">
      <style:text-properties officeooo:rsid="0005c536" style:font-size-asian="14pt"/>
    </style:style>
    <style:style style:name="T7" style:family="text">
      <style:text-properties officeooo:rsid="0006a69a"/>
    </style:style>
    <style:style style:name="T8" style:family="text">
      <style:text-properties officeooo:rsid="000838aa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083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5 <text:s/>- Arquitetura e Organização de Computadores</text:p>
      <text:p text:style-name="P1">Samuel Eduardo da Silva</text:p>
      <text:p text:style-name="P1"/>
      <text:p text:style-name="P1"/>
      <text:p text:style-name="P2">1. O compilador pega o código em linguagem de alto nível e gera o arquivo objeto(.o);</text:p>
      <text:p text:style-name="P2">O Assembler gera o código em assembly (.s);</text:p>
      <text:p text:style-name="P2">O ligador irá pegar o código objeto , juntamente com as bibliotecas, gera o arquivo</text:p>
      <text:p text:style-name="P2">executável(.exe);</text:p>
      <text:p text:style-name="P2">O carregador pega esse arquivo e leva carrega na memória.</text:p>
      <text:p text:style-name="P2">Obs: Ver anexo.</text:p>
      <text:p text:style-name="P2">2.</text:p>
      <text:p text:style-name="P2"/>
      <table:table table:name="Comparações" table:style-name="Comparações">
        <table:table-column table:style-name="Comparações.A" table:number-columns-repeated="3"/>
        <table:table-column table:style-name="Comparações.D"/>
        <table:table-row>
          <table:table-cell table:style-name="Comparações.A1" table:number-columns-spanned="4" office:value-type="string">
            <text:p text:style-name="P5">Compara<text:span text:style-name="T1">ção</text:span> de otimizações</text:p>
          </table:table-cell>
          <table:covered-table-cell/>
          <table:covered-table-cell/>
          <table:covered-table-cell/>
        </table:table-row>
        <table:table-row>
          <table:table-cell table:style-name="Comparações.A2" office:value-type="string">
            <text:p text:style-name="P5">Arquivo fonte <text:s text:c="2"/></text:p>
            <text:p text:style-name="P7"><text:s/>(<text:span text:style-name="T5">177</text:span> bytes) <text:s text:c="4"/></text:p>
          </table:table-cell>
          <table:table-cell table:style-name="Comparações.A2" office:value-type="string">
            <text:p text:style-name="P5">Compilação </text:p>
          </table:table-cell>
          <table:table-cell table:style-name="Comparações.A2" office:value-type="string">
            <text:p text:style-name="P5">Saída </text:p>
          </table:table-cell>
          <table:table-cell table:style-name="Comparações.D2" office:value-type="string">
            <text:p text:style-name="P5">Tamanho (bytes) </text:p>
          </table:table-cell>
        </table:table-row>
        <table:table-row>
          <table:table-cell table:style-name="Comparações.C3" office:value-type="string">
            <text:p text:style-name="P6">teste.c</text:p>
          </table:table-cell>
          <table:table-cell table:style-name="Comparações.C3" office:value-type="string">
            <text:p text:style-name="P11"><text:span text:style-name="T2"><text:s text:c="3"/></text:span><text:span text:style-name="T4">gcc –c </text:span></text:p>
          </table:table-cell>
          <table:table-cell table:style-name="Comparações.C3" office:value-type="string">
            <text:p text:style-name="P6">teste.o</text:p>
          </table:table-cell>
          <table:table-cell table:style-name="Comparações.D3" office:value-type="string">
            <text:p text:style-name="P6">660</text:p>
          </table:table-cell>
        </table:table-row>
        <table:table-row>
          <table:table-cell table:style-name="Comparações.C4" office:value-type="string">
            <text:p text:style-name="P4"><text:s text:c="11"/><text:span text:style-name="T5">teste.c</text:span></text:p>
          </table:table-cell>
          <table:table-cell table:style-name="Comparações.C4" office:value-type="string">
            <text:p text:style-name="P4"><text:s text:c="12"/><text:span text:style-name="T5">g</text:span><text:span text:style-name="T6">cc -s</text:span></text:p>
          </table:table-cell>
          <table:table-cell table:style-name="Comparações.C4" office:value-type="string">
            <text:p text:style-name="P4"><text:s text:c="11"/><text:span text:style-name="T5">teste.s</text:span></text:p>
          </table:table-cell>
          <table:table-cell table:style-name="Comparações.D4" office:value-type="string">
            <text:p text:style-name="P6">1.125</text:p>
          </table:table-cell>
        </table:table-row>
        <table:table-row>
          <table:table-cell table:style-name="Comparações.C5" office:value-type="string">
            <text:p text:style-name="P6">----</text:p>
          </table:table-cell>
          <table:table-cell table:style-name="Comparações.C5" office:value-type="string">
            <text:p text:style-name="P8">version</text:p>
          </table:table-cell>
          <table:table-cell table:style-name="Comparações.C5" office:value-type="string">
            <text:p text:style-name="P8">versão</text:p>
          </table:table-cell>
          <table:table-cell table:style-name="Comparações.D5" office:value-type="string">
            <text:p text:style-name="P6">----</text:p>
          </table:table-cell>
        </table:table-row>
        <table:table-row>
          <table:table-cell table:style-name="Comparações.C6" office:value-type="string">
            <text:p text:style-name="P8">testept1.c</text:p>
          </table:table-cell>
          <table:table-cell table:style-name="Comparações.C6" office:value-type="string">
            <text:p text:style-name="P8">gcc -O1 -S</text:p>
          </table:table-cell>
          <table:table-cell table:style-name="Comparações.C6" office:value-type="string">
            <text:p text:style-name="P8">testept1.s</text:p>
          </table:table-cell>
          <table:table-cell table:style-name="Comparações.D6" office:value-type="string">
            <text:p text:style-name="P8">908</text:p>
          </table:table-cell>
        </table:table-row>
        <table:table-row>
          <table:table-cell table:style-name="Comparações.C7" office:value-type="string">
            <text:p text:style-name="P8">testept2.c</text:p>
          </table:table-cell>
          <table:table-cell table:style-name="Comparações.C7" office:value-type="string">
            <text:p text:style-name="P8">gcc -O2 -S</text:p>
          </table:table-cell>
          <table:table-cell table:style-name="Comparações.C7" office:value-type="string">
            <text:p text:style-name="P8">testept2.s</text:p>
          </table:table-cell>
          <table:table-cell table:style-name="Comparações.D7" office:value-type="string">
            <text:p text:style-name="P8">860</text:p>
          </table:table-cell>
        </table:table-row>
        <table:table-row>
          <table:table-cell table:style-name="Comparações.C8" office:value-type="string">
            <text:p text:style-name="P8">testept3.c</text:p>
          </table:table-cell>
          <table:table-cell table:style-name="Comparações.C8" office:value-type="string">
            <text:p text:style-name="P8">gcc -O3 -S</text:p>
          </table:table-cell>
          <table:table-cell table:style-name="Comparações.C8" office:value-type="string">
            <text:p text:style-name="P8">testept3.s</text:p>
          </table:table-cell>
          <table:table-cell table:style-name="Comparações.D8" office:value-type="string">
            <text:p text:style-name="P8">860</text:p>
          </table:table-cell>
        </table:table-row>
        <table:table-row>
          <table:table-cell table:style-name="Comparações.C9" office:value-type="string">
            <text:p text:style-name="P8">testept0.c</text:p>
          </table:table-cell>
          <table:table-cell table:style-name="Comparações.C9" office:value-type="string">
            <text:p text:style-name="P8">gcc -O0 -S</text:p>
          </table:table-cell>
          <table:table-cell table:style-name="Comparações.C9" office:value-type="string">
            <text:p text:style-name="P8">testept0.s</text:p>
          </table:table-cell>
          <table:table-cell table:style-name="Comparações.D9" office:value-type="string">
            <text:p text:style-name="P8">1.128</text:p>
          </table:table-cell>
        </table:table-row>
        <table:table-row>
          <table:table-cell table:style-name="Comparações.C10" office:value-type="string">
            <text:p text:style-name="P8">testept0s.c</text:p>
          </table:table-cell>
          <table:table-cell table:style-name="Comparações.C10" office:value-type="string">
            <text:p text:style-name="P8">gcc -Os -S</text:p>
          </table:table-cell>
          <table:table-cell table:style-name="Comparações.C10" office:value-type="string">
            <text:p text:style-name="P8">testept0s.s</text:p>
          </table:table-cell>
          <table:table-cell table:style-name="Comparações.D10" office:value-type="string">
            <text:p text:style-name="P8">824</text:p>
          </table:table-cell>
        </table:table-row>
        <table:table-row>
          <table:table-cell table:style-name="Comparações.C11" office:value-type="string">
            <text:p text:style-name="P9"><text:span text:style-name="T7">t</text:span>este-<text:span text:style-name="T7">O</text:span>.c</text:p>
          </table:table-cell>
          <table:table-cell table:style-name="Comparações.C11" office:value-type="string">
            <text:p text:style-name="P9">gcc -O -S</text:p>
          </table:table-cell>
          <table:table-cell table:style-name="Comparações.C11" office:value-type="string">
            <text:p text:style-name="P9"><text:span text:style-name="T7">t</text:span>este-<text:span text:style-name="T7">O</text:span>.s</text:p>
          </table:table-cell>
          <table:table-cell table:style-name="Comparações.D11" office:value-type="string">
            <text:p text:style-name="P10">907</text:p>
          </table:table-cell>
        </table:table-row>
      </table:table>
      <text:p text:style-name="P2"/>
      <text:p text:style-name="P3">Obs: <text:span text:style-name="T8">Ver</text:span> anexo com os arquivos.</text:p>
      <text:p text:style-name="P2"/>
      <text:p text:style-name="P2">3. Em MIPS,o tempo de execução é bem menor do que em alto nível.</text:p>
      <text:p text:style-name="P2"/>
      <text:p text:style-name="P2">4. Interpretação:</text:p>
      <text:p text:style-name="P2"/>
      <text:p text:style-name="P2">Tempo de execução : execução comando por comando.</text:p>
      <text:p text:style-name="P2">Consumo de memória: O interpretador é um programa grande e permanece na</text:p>
      <text:p text:style-name="P2">memória durante todo o tempo que durar a execução.</text:p>
      <text:p text:style-name="P2">Desenvolvimento e depuração:Na interpretação a relação entre código fonte e executável</text:p>
      <text:p text:style-name="P2">é mais direta e o efeito da execução (certa ou errada) é</text:p>
      <text:p text:style-name="P2">direta e imediatamente sentido.</text:p>
      <text:p text:style-name="P2"/>
      <text:p text:style-name="P2"><text:soft-page-break/>Compilação:</text:p>
      <text:p text:style-name="P2"/>
      <text:p text:style-name="P2"/>
      <text:p text:style-name="P2">Tempo de execução : <text:s/>o tempo de execução do programa é</text:p>
      <text:p text:style-name="P2">reduzido, compilação e ligação foram previamente</text:p>
      <text:p text:style-name="P2">cumpridos.</text:p>
      <text:p text:style-name="P2">Consumo de memória: O compilador é carregado e fica na memória apenas</text:p>
      <text:p text:style-name="P2">durante o tempo de compilação, depois é descarregado.</text:p>
      <text:p text:style-name="P2">Desenvolvimento e depuração:Na compilação a identificação de erros durante a fase de</text:p>
      <text:p text:style-name="P2">execução fica sempre mais difícil, pois não há mais relação</text:p>
      <text:p text:style-name="P2">entre comandos do código fonte e instruções do executável.</text:p>
      <text:p text:style-name="P2"/>
      <text:p text:style-name="P2">5. Uma máquina virtual é uma máquina que se comporta como uma outra máquina</text:p>
      <text:p text:style-name="P2">diferente não compatível</text:p>
      <text:p text:style-name="P2">Exemplo:</text:p>
      <text:p text:style-name="P2"/>
      <text:p text:style-name="P2">Dentro de um sistema Windows,instalar uma maquina virtual com Linux.</text:p>
      <text:p text:style-name="P2"/>
      <text:p text:style-name="P2">6.Graças as suas instruções serem simples,ao precisar compilar</text:p>
      <text:p text:style-name="P2">umas instrução complexa,o compilador de umas máquina RISC</text:p>
      <text:p text:style-name="P2">se torna mais complexo,pois precisa juntar varias instruções</text:p>
      <text:p text:style-name="P2">simples,para formar uma complexa.</text:p>
      <text:p text:style-name="P2"/>
      <text:p text:style-name="P2"/>
      <text:p text:style-name="P13">7.</text:p>
      <text:p text:style-name="P13">a) </text:p>
      <text:p text:style-name="P13"/>
      <text:p text:style-name="P14"><text:span text:style-name="T3">b) </text:span><text:span text:style-name="T9">addi $</text:span><text:span text:style-name="T10">s1</text:span><text:span text:style-name="T9">, </text:span><text:span text:style-name="T10">$s1</text:span><text:span text:style-name="T9">,</text:span><text:span text:style-name="T10">10</text:span></text:p>
      <text:p text:style-name="P14"><text:span text:style-name="T10"/></text:p>
      <text:p text:style-name="P14"><text:span text:style-name="T10">c) mul $t2,$t2,-1</text:span></text:p>
      <text:p text:style-name="P14"><text:span text:style-name="T10"/></text:p>
      <text:p text:style-name="P15"><text:span text:style-name="T10">d</text:span>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09:38:59.447000000</meta:creation-date>
    <dc:date>2015-11-29T16:47:51.279000000</dc:date>
    <meta:editing-duration>PT18M45S</meta:editing-duration>
    <meta:editing-cycles>4</meta:editing-cycles>
    <meta:generator>LibreOffice/5.0.3.2$Windows_x86 LibreOffice_project/e5f16313668ac592c1bfb310f4390624e3dbfb75</meta:generator>
    <meta:document-statistic meta:table-count="1" meta:image-count="0" meta:object-count="0" meta:page-count="2" meta:paragraph-count="82" meta:word-count="341" meta:character-count="2105" meta:non-whitespace-character-count="1793"/>
  </office:meta>
</office:document-meta>
</file>